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1.85mm" svg:height="115.68mm" svg:x="38.19mm" svg:y="59.51mm">
            <loext:p draw:notify-on-update-of-ranges="Sheet1.D1:Sheet1.X1 Sheet1.C2:Sheet1.C2 Sheet1.D2:Sheet1.X2 Sheet1.C3:Sheet1.C3 Sheet1.D3:Sheet1.X3 Sheet1.C4:Sheet1.C4 Sheet1.D4:Sheet1.X4 Sheet1.C5:Sheet1.C5 Sheet1.D5:Sheet1.X5 Sheet1.C6:Sheet1.C6 Sheet1.D6:Sheet1.X6 Sheet1.C7:Sheet1.C7 Sheet1.D7:Sheet1.X7 Sheet1.C8:Sheet1.C8 Sheet1.D8:Sheet1.X8 Sheet1.C9:Sheet1.C9 Sheet1.D9:Sheet1.X9 Sheet1.C10:Sheet1.C10 Sheet1.D10:Sheet1.X10 Sheet1.C11:Sheet1.C11 Sheet1.D11:Sheet1.X11 Sheet1.C12:Sheet1.C12 Sheet1.D12:Sheet1.X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ut-off Freq.</text:p>
          </table:table-cell>
          <table:table-cell office:value-type="string" calcext:value-type="string">
            <text:p>Time Const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formula="of:=1-EXP(LN(1-[.$A$13])/[.$C3])" office:value-type="float" office:value="0.632120558828558" calcext:value-type="float">
            <text:p>0.632120558828558</text:p>
          </table:table-cell>
          <table:table-cell table:formula="of:=ACOS((2-2*[.$A3]-[.$A3]*[.$A3])/2/(1-[.$A3]))/2/3.1416" office:value-type="float" office:value="0.174475987214971" calcext:value-type="float">
            <text:p>0.174475987214971</text:p>
          </table:table-cell>
          <table:table-cell office:value-type="float" office:value="1" calcext:value-type="float">
            <text:p>1</text:p>
          </table:table-cell>
          <table:table-cell table:formula="of:=[.D$2]" office:value-type="float" office:value="0" calcext:value-type="float">
            <text:p>0</text:p>
          </table:table-cell>
          <table:table-cell table:formula="of:=[.$A3]*[.E$2]+(1-[.$A3])*[.D3]" office:value-type="float" office:value="0" calcext:value-type="float">
            <text:p>0</text:p>
          </table:table-cell>
          <table:table-cell table:formula="of:=[.$A3]*[.F$2]+(1-[.$A3])*[.E3]" office:value-type="float" office:value="0.632120558828558" calcext:value-type="float">
            <text:p>0.632120558828558</text:p>
          </table:table-cell>
          <table:table-cell table:formula="of:=[.$A3]*[.G$2]+(1-[.$A3])*[.F3]" office:value-type="float" office:value="0.864664716763387" calcext:value-type="float">
            <text:p>0.864664716763387</text:p>
          </table:table-cell>
          <table:table-cell table:formula="of:=[.$A3]*[.H$2]+(1-[.$A3])*[.G3]" office:value-type="float" office:value="0.950212931632136" calcext:value-type="float">
            <text:p>0.950212931632136</text:p>
          </table:table-cell>
          <table:table-cell table:formula="of:=[.$A3]*[.I$2]+(1-[.$A3])*[.H3]" office:value-type="float" office:value="0.981684361111266" calcext:value-type="float">
            <text:p>0.981684361111266</text:p>
          </table:table-cell>
          <table:table-cell table:formula="of:=[.$A3]*[.J$2]+(1-[.$A3])*[.I3]" office:value-type="float" office:value="0.993262053000915" calcext:value-type="float">
            <text:p>0.993262053000915</text:p>
          </table:table-cell>
          <table:table-cell table:formula="of:=[.$A3]*[.K$2]+(1-[.$A3])*[.J3]" office:value-type="float" office:value="0.997521247823334" calcext:value-type="float">
            <text:p>0.997521247823334</text:p>
          </table:table-cell>
          <table:table-cell table:formula="of:=[.$A3]*[.L$2]+(1-[.$A3])*[.K3]" office:value-type="float" office:value="0.999088118034445" calcext:value-type="float">
            <text:p>0.999088118034445</text:p>
          </table:table-cell>
          <table:table-cell table:formula="of:=[.$A3]*[.M$2]+(1-[.$A3])*[.L3]" office:value-type="float" office:value="0.999664537372098" calcext:value-type="float">
            <text:p>0.999664537372098</text:p>
          </table:table-cell>
          <table:table-cell table:formula="of:=[.$A3]*[.N$2]+(1-[.$A3])*[.M3]" office:value-type="float" office:value="0.999876590195913" calcext:value-type="float">
            <text:p>0.999876590195913</text:p>
          </table:table-cell>
          <table:table-cell table:formula="of:=[.$A3]*[.O$2]+(1-[.$A3])*[.N3]" office:value-type="float" office:value="0.999954600070237" calcext:value-type="float">
            <text:p>0.999954600070237</text:p>
          </table:table-cell>
          <table:table-cell table:formula="of:=[.$A3]*[.P$2]+(1-[.$A3])*[.O3]" office:value-type="float" office:value="0.99998329829921" calcext:value-type="float">
            <text:p>0.99998329829921</text:p>
          </table:table-cell>
          <table:table-cell table:formula="of:=[.$A3]*[.Q$2]+(1-[.$A3])*[.P3]" office:value-type="float" office:value="0.999993855787647" calcext:value-type="float">
            <text:p>0.999993855787647</text:p>
          </table:table-cell>
          <table:table-cell table:formula="of:=[.$A3]*[.R$2]+(1-[.$A3])*[.Q3]" office:value-type="float" office:value="0.999997739670593" calcext:value-type="float">
            <text:p>0.999997739670593</text:p>
          </table:table-cell>
          <table:table-cell table:formula="of:=[.$A3]*[.S$2]+(1-[.$A3])*[.R3]" office:value-type="float" office:value="0.999999168471281" calcext:value-type="float">
            <text:p>0.999999168471281</text:p>
          </table:table-cell>
          <table:table-cell table:formula="of:=[.$A3]*[.T$2]+(1-[.$A3])*[.S3]" office:value-type="float" office:value="0.999999694097679" calcext:value-type="float">
            <text:p>0.999999694097679</text:p>
          </table:table-cell>
          <table:table-cell table:formula="of:=[.$A3]*[.U$2]+(1-[.$A3])*[.T3]" office:value-type="float" office:value="0.999999887464825" calcext:value-type="float">
            <text:p>0.999999887464825</text:p>
          </table:table-cell>
          <table:table-cell table:formula="of:=[.$A3]*[.V$2]+(1-[.$A3])*[.U3]" office:value-type="float" office:value="0.999999958600623" calcext:value-type="float">
            <text:p>0.999999958600623</text:p>
          </table:table-cell>
          <table:table-cell table:formula="of:=[.$A3]*[.W$2]+(1-[.$A3])*[.V3]" office:value-type="float" office:value="0.99999998477002" calcext:value-type="float">
            <text:p>0.99999998477002</text:p>
          </table:table-cell>
          <table:table-cell table:formula="of:=[.$A3]*[.X$2]+(1-[.$A3])*[.W3]" office:value-type="float" office:value="0.999999994397204" calcext:value-type="float">
            <text:p>0.999999994397204</text:p>
          </table:table-cell>
        </table:table-row>
        <table:table-row table:style-name="ro1">
          <table:table-cell table:formula="of:=1-EXP(LN(1-[.$A$13])/[.$C4])" office:value-type="float" office:value="0.393469340287367" calcext:value-type="float">
            <text:p>0.393469340287367</text:p>
          </table:table-cell>
          <table:table-cell table:formula="of:=ACOS((2-2*[.$A4]-[.$A4]*[.$A4])/2/(1-[.$A4]))/2/3.1416" office:value-type="float" office:value="0.0812895301780709" calcext:value-type="float">
            <text:p>0.081289530178071</text:p>
          </table:table-cell>
          <table:table-cell office:value-type="float" office:value="2" calcext:value-type="float">
            <text:p>2</text:p>
          </table:table-cell>
          <table:table-cell table:formula="of:=[.D$2]" office:value-type="float" office:value="0" calcext:value-type="float">
            <text:p>0</text:p>
          </table:table-cell>
          <table:table-cell table:formula="of:=[.$A4]*[.E$2]+(1-[.$A4])*[.D4]" office:value-type="float" office:value="0" calcext:value-type="float">
            <text:p>0</text:p>
          </table:table-cell>
          <table:table-cell table:formula="of:=[.$A4]*[.F$2]+(1-[.$A4])*[.E4]" office:value-type="float" office:value="0.393469340287367" calcext:value-type="float">
            <text:p>0.393469340287367</text:p>
          </table:table-cell>
          <table:table-cell table:formula="of:=[.$A4]*[.G$2]+(1-[.$A4])*[.F4]" office:value-type="float" office:value="0.632120558828558" calcext:value-type="float">
            <text:p>0.632120558828558</text:p>
          </table:table-cell>
          <table:table-cell table:formula="of:=[.$A4]*[.H$2]+(1-[.$A4])*[.G4]" office:value-type="float" office:value="0.77686983985157" calcext:value-type="float">
            <text:p>0.77686983985157</text:p>
          </table:table-cell>
          <table:table-cell table:formula="of:=[.$A4]*[.I$2]+(1-[.$A4])*[.H4]" office:value-type="float" office:value="0.864664716763387" calcext:value-type="float">
            <text:p>0.864664716763387</text:p>
          </table:table-cell>
          <table:table-cell table:formula="of:=[.$A4]*[.J$2]+(1-[.$A4])*[.I4]" office:value-type="float" office:value="0.917915001376101" calcext:value-type="float">
            <text:p>0.917915001376101</text:p>
          </table:table-cell>
          <table:table-cell table:formula="of:=[.$A4]*[.K$2]+(1-[.$A4])*[.J4]" office:value-type="float" office:value="0.950212931632136" calcext:value-type="float">
            <text:p>0.950212931632136</text:p>
          </table:table-cell>
          <table:table-cell table:formula="of:=[.$A4]*[.L$2]+(1-[.$A4])*[.K4]" office:value-type="float" office:value="0.969802616577682" calcext:value-type="float">
            <text:p>0.969802616577682</text:p>
          </table:table-cell>
          <table:table-cell table:formula="of:=[.$A4]*[.M$2]+(1-[.$A4])*[.L4]" office:value-type="float" office:value="0.981684361111266" calcext:value-type="float">
            <text:p>0.981684361111266</text:p>
          </table:table-cell>
          <table:table-cell table:formula="of:=[.$A4]*[.N$2]+(1-[.$A4])*[.M4]" office:value-type="float" office:value="0.988891003461758" calcext:value-type="float">
            <text:p>0.988891003461758</text:p>
          </table:table-cell>
          <table:table-cell table:formula="of:=[.$A4]*[.O$2]+(1-[.$A4])*[.N4]" office:value-type="float" office:value="0.993262053000914" calcext:value-type="float">
            <text:p>0.993262053000914</text:p>
          </table:table-cell>
          <table:table-cell table:formula="of:=[.$A4]*[.P$2]+(1-[.$A4])*[.O4]" office:value-type="float" office:value="0.995913228561536" calcext:value-type="float">
            <text:p>0.995913228561536</text:p>
          </table:table-cell>
          <table:table-cell table:formula="of:=[.$A4]*[.Q$2]+(1-[.$A4])*[.P4]" office:value-type="float" office:value="0.997521247823334" calcext:value-type="float">
            <text:p>0.997521247823334</text:p>
          </table:table-cell>
          <table:table-cell table:formula="of:=[.$A4]*[.R$2]+(1-[.$A4])*[.Q4]" office:value-type="float" office:value="0.998496560807022" calcext:value-type="float">
            <text:p>0.998496560807022</text:p>
          </table:table-cell>
          <table:table-cell table:formula="of:=[.$A4]*[.S$2]+(1-[.$A4])*[.R4]" office:value-type="float" office:value="0.999088118034445" calcext:value-type="float">
            <text:p>0.999088118034445</text:p>
          </table:table-cell>
          <table:table-cell table:formula="of:=[.$A4]*[.T$2]+(1-[.$A4])*[.S4]" office:value-type="float" office:value="0.999446915629852" calcext:value-type="float">
            <text:p>0.999446915629852</text:p>
          </table:table-cell>
          <table:table-cell table:formula="of:=[.$A4]*[.U$2]+(1-[.$A4])*[.T4]" office:value-type="float" office:value="0.999664537372098" calcext:value-type="float">
            <text:p>0.999664537372098</text:p>
          </table:table-cell>
          <table:table-cell table:formula="of:=[.$A4]*[.V$2]+(1-[.$A4])*[.U4]" office:value-type="float" office:value="0.999796531630989" calcext:value-type="float">
            <text:p>0.999796531630989</text:p>
          </table:table-cell>
          <table:table-cell table:formula="of:=[.$A4]*[.W$2]+(1-[.$A4])*[.V4]" office:value-type="float" office:value="0.999876590195913" calcext:value-type="float">
            <text:p>0.999876590195913</text:p>
          </table:table-cell>
          <table:table-cell table:formula="of:=[.$A4]*[.X$2]+(1-[.$A4])*[.W4]" office:value-type="float" office:value="0.999925148170112" calcext:value-type="float">
            <text:p>0.999925148170112</text:p>
          </table:table-cell>
        </table:table-row>
        <table:table-row table:style-name="ro1">
          <table:table-cell table:formula="of:=1-EXP(LN(1-[.$A$13])/[.$C5])" office:value-type="float" office:value="0.283468689426211" calcext:value-type="float">
            <text:p>0.283468689426211</text:p>
          </table:table-cell>
          <table:table-cell table:formula="of:=ACOS((2-2*[.$A5]-[.$A5]*[.$A5])/2/(1-[.$A5]))/2/3.1416" office:value-type="float" office:value="0.0535497100321557" calcext:value-type="float">
            <text:p>0.053549710032156</text:p>
          </table:table-cell>
          <table:table-cell office:value-type="float" office:value="3" calcext:value-type="float">
            <text:p>3</text:p>
          </table:table-cell>
          <table:table-cell table:formula="of:=[.D$2]" office:value-type="float" office:value="0" calcext:value-type="float">
            <text:p>0</text:p>
          </table:table-cell>
          <table:table-cell table:formula="of:=[.$A5]*[.E$2]+(1-[.$A5])*[.D5]" office:value-type="float" office:value="0" calcext:value-type="float">
            <text:p>0</text:p>
          </table:table-cell>
          <table:table-cell table:formula="of:=[.$A5]*[.F$2]+(1-[.$A5])*[.E5]" office:value-type="float" office:value="0.283468689426211" calcext:value-type="float">
            <text:p>0.283468689426211</text:p>
          </table:table-cell>
          <table:table-cell table:formula="of:=[.$A5]*[.G$2]+(1-[.$A5])*[.F5]" office:value-type="float" office:value="0.486582880967408" calcext:value-type="float">
            <text:p>0.486582880967408</text:p>
          </table:table-cell>
          <table:table-cell table:formula="of:=[.$A5]*[.H$2]+(1-[.$A5])*[.G5]" office:value-type="float" office:value="0.632120558828558" calcext:value-type="float">
            <text:p>0.632120558828558</text:p>
          </table:table-cell>
          <table:table-cell table:formula="of:=[.$A5]*[.I$2]+(1-[.$A5])*[.H5]" office:value-type="float" office:value="0.736402861884273" calcext:value-type="float">
            <text:p>0.736402861884273</text:p>
          </table:table-cell>
          <table:table-cell table:formula="of:=[.$A5]*[.J$2]+(1-[.$A5])*[.I5]" office:value-type="float" office:value="0.811124397162438" calcext:value-type="float">
            <text:p>0.811124397162438</text:p>
          </table:table-cell>
          <table:table-cell table:formula="of:=[.$A5]*[.K$2]+(1-[.$A5])*[.J5]" office:value-type="float" office:value="0.864664716763387" calcext:value-type="float">
            <text:p>0.864664716763387</text:p>
          </table:table-cell>
          <table:table-cell table:formula="of:=[.$A5]*[.L$2]+(1-[.$A5])*[.K5]" office:value-type="float" office:value="0.903028032135595" calcext:value-type="float">
            <text:p>0.903028032135595</text:p>
          </table:table-cell>
          <table:table-cell table:formula="of:=[.$A5]*[.M$2]+(1-[.$A5])*[.L5]" office:value-type="float" office:value="0.930516548777199" calcext:value-type="float">
            <text:p>0.930516548777199</text:p>
          </table:table-cell>
          <table:table-cell table:formula="of:=[.$A5]*[.N$2]+(1-[.$A5])*[.M5]" office:value-type="float" office:value="0.950212931632136" calcext:value-type="float">
            <text:p>0.950212931632136</text:p>
          </table:table-cell>
          <table:table-cell table:formula="of:=[.$A5]*[.O$2]+(1-[.$A5])*[.N5]" office:value-type="float" office:value="0.964326006652748" calcext:value-type="float">
            <text:p>0.964326006652748</text:p>
          </table:table-cell>
          <table:table-cell table:formula="of:=[.$A5]*[.P$2]+(1-[.$A5])*[.O5]" office:value-type="float" office:value="0.974438466793493" calcext:value-type="float">
            <text:p>0.974438466793493</text:p>
          </table:table-cell>
          <table:table-cell table:formula="of:=[.$A5]*[.Q$2]+(1-[.$A5])*[.P5]" office:value-type="float" office:value="0.981684361111266" calcext:value-type="float">
            <text:p>0.981684361111266</text:p>
          </table:table-cell>
          <table:table-cell table:formula="of:=[.$A5]*[.R$2]+(1-[.$A5])*[.Q5]" office:value-type="float" office:value="0.986876271263059" calcext:value-type="float">
            <text:p>0.986876271263059</text:p>
          </table:table-cell>
          <table:table-cell table:formula="of:=[.$A5]*[.S$2]+(1-[.$A5])*[.R5]" office:value-type="float" office:value="0.990596437448505" calcext:value-type="float">
            <text:p>0.990596437448505</text:p>
          </table:table-cell>
          <table:table-cell table:formula="of:=[.$A5]*[.T$2]+(1-[.$A5])*[.S5]" office:value-type="float" office:value="0.993262053000915" calcext:value-type="float">
            <text:p>0.993262053000915</text:p>
          </table:table-cell>
          <table:table-cell table:formula="of:=[.$A5]*[.U$2]+(1-[.$A5])*[.T5]" office:value-type="float" office:value="0.995172050006169" calcext:value-type="float">
            <text:p>0.995172050006169</text:p>
          </table:table-cell>
          <table:table-cell table:formula="of:=[.$A5]*[.V$2]+(1-[.$A5])*[.U5]" office:value-type="float" office:value="0.996540622663535" calcext:value-type="float">
            <text:p>0.996540622663535</text:p>
          </table:table-cell>
          <table:table-cell table:formula="of:=[.$A5]*[.W$2]+(1-[.$A5])*[.V5]" office:value-type="float" office:value="0.997521247823334" calcext:value-type="float">
            <text:p>0.997521247823334</text:p>
          </table:table-cell>
          <table:table-cell table:formula="of:=[.$A5]*[.X$2]+(1-[.$A5])*[.W5]" office:value-type="float" office:value="0.998223896454265" calcext:value-type="float">
            <text:p>0.998223896454265</text:p>
          </table:table-cell>
        </table:table-row>
        <table:table-row table:style-name="ro1">
          <table:table-cell table:formula="of:=1-EXP(LN(1-[.$A$13])/[.$C6])" office:value-type="float" office:value="0.221199216928595" calcext:value-type="float">
            <text:p>0.221199216928595</text:p>
          </table:table-cell>
          <table:table-cell table:formula="of:=ACOS((2-2*[.$A6]-[.$A6]*[.$A6])/2/(1-[.$A6]))/2/3.1416" office:value-type="float" office:value="0.0399975135426018" calcext:value-type="float">
            <text:p>0.039997513542602</text:p>
          </table:table-cell>
          <table:table-cell office:value-type="float" office:value="4" calcext:value-type="float">
            <text:p>4</text:p>
          </table:table-cell>
          <table:table-cell table:formula="of:=[.D$2]" office:value-type="float" office:value="0" calcext:value-type="float">
            <text:p>0</text:p>
          </table:table-cell>
          <table:table-cell table:formula="of:=[.$A6]*[.E$2]+(1-[.$A6])*[.D6]" office:value-type="float" office:value="0" calcext:value-type="float">
            <text:p>0</text:p>
          </table:table-cell>
          <table:table-cell table:formula="of:=[.$A6]*[.F$2]+(1-[.$A6])*[.E6]" office:value-type="float" office:value="0.221199216928595" calcext:value-type="float">
            <text:p>0.221199216928595</text:p>
          </table:table-cell>
          <table:table-cell table:formula="of:=[.$A6]*[.G$2]+(1-[.$A6])*[.F6]" office:value-type="float" office:value="0.393469340287367" calcext:value-type="float">
            <text:p>0.393469340287367</text:p>
          </table:table-cell>
          <table:table-cell table:formula="of:=[.$A6]*[.H$2]+(1-[.$A6])*[.G6]" office:value-type="float" office:value="0.527633447258986" calcext:value-type="float">
            <text:p>0.527633447258986</text:p>
          </table:table-cell>
          <table:table-cell table:formula="of:=[.$A6]*[.I$2]+(1-[.$A6])*[.H6]" office:value-type="float" office:value="0.632120558828558" calcext:value-type="float">
            <text:p>0.632120558828558</text:p>
          </table:table-cell>
          <table:table-cell table:formula="of:=[.$A6]*[.J$2]+(1-[.$A6])*[.I6]" office:value-type="float" office:value="0.71349520313981" calcext:value-type="float">
            <text:p>0.71349520313981</text:p>
          </table:table-cell>
          <table:table-cell table:formula="of:=[.$A6]*[.K$2]+(1-[.$A6])*[.J6]" office:value-type="float" office:value="0.776869839851571" calcext:value-type="float">
            <text:p>0.776869839851571</text:p>
          </table:table-cell>
          <table:table-cell table:formula="of:=[.$A6]*[.L$2]+(1-[.$A6])*[.K6]" office:value-type="float" office:value="0.826226056549555" calcext:value-type="float">
            <text:p>0.826226056549555</text:p>
          </table:table-cell>
          <table:table-cell table:formula="of:=[.$A6]*[.M$2]+(1-[.$A6])*[.L6]" office:value-type="float" office:value="0.864664716763387" calcext:value-type="float">
            <text:p>0.864664716763387</text:p>
          </table:table-cell>
          <table:table-cell table:formula="of:=[.$A6]*[.N$2]+(1-[.$A6])*[.M6]" office:value-type="float" office:value="0.894600775438136" calcext:value-type="float">
            <text:p>0.894600775438136</text:p>
          </table:table-cell>
          <table:table-cell table:formula="of:=[.$A6]*[.O$2]+(1-[.$A6])*[.N6]" office:value-type="float" office:value="0.917915001376101" calcext:value-type="float">
            <text:p>0.917915001376101</text:p>
          </table:table-cell>
          <table:table-cell table:formula="of:=[.$A6]*[.P$2]+(1-[.$A6])*[.O6]" office:value-type="float" office:value="0.936072138793293" calcext:value-type="float">
            <text:p>0.936072138793293</text:p>
          </table:table-cell>
          <table:table-cell table:formula="of:=[.$A6]*[.Q$2]+(1-[.$A6])*[.P6]" office:value-type="float" office:value="0.950212931632136" calcext:value-type="float">
            <text:p>0.950212931632136</text:p>
          </table:table-cell>
          <table:table-cell table:formula="of:=[.$A6]*[.R$2]+(1-[.$A6])*[.Q6]" office:value-type="float" office:value="0.961225792168278" calcext:value-type="float">
            <text:p>0.961225792168278</text:p>
          </table:table-cell>
          <table:table-cell table:formula="of:=[.$A6]*[.S$2]+(1-[.$A6])*[.R6]" office:value-type="float" office:value="0.969802616577682" calcext:value-type="float">
            <text:p>0.969802616577682</text:p>
          </table:table-cell>
          <table:table-cell table:formula="of:=[.$A6]*[.T$2]+(1-[.$A6])*[.S6]" office:value-type="float" office:value="0.976482254143991" calcext:value-type="float">
            <text:p>0.976482254143991</text:p>
          </table:table-cell>
          <table:table-cell table:formula="of:=[.$A6]*[.U$2]+(1-[.$A6])*[.T6]" office:value-type="float" office:value="0.981684361111266" calcext:value-type="float">
            <text:p>0.981684361111266</text:p>
          </table:table-cell>
          <table:table-cell table:formula="of:=[.$A6]*[.V$2]+(1-[.$A6])*[.U6]" office:value-type="float" office:value="0.985735766091001" calcext:value-type="float">
            <text:p>0.985735766091001</text:p>
          </table:table-cell>
          <table:table-cell table:formula="of:=[.$A6]*[.W$2]+(1-[.$A6])*[.V6]" office:value-type="float" office:value="0.988891003461758" calcext:value-type="float">
            <text:p>0.988891003461758</text:p>
          </table:table-cell>
          <table:table-cell table:formula="of:=[.$A6]*[.X$2]+(1-[.$A6])*[.W6]" office:value-type="float" office:value="0.991348304796879" calcext:value-type="float">
            <text:p>0.991348304796879</text:p>
          </table:table-cell>
        </table:table-row>
        <table:table-row table:style-name="ro1">
          <table:table-cell table:formula="of:=1-EXP(LN(1-[.$A$13])/[.$C7])" office:value-type="float" office:value="0.181269246922018" calcext:value-type="float">
            <text:p>0.181269246922018</text:p>
          </table:table-cell>
          <table:table-cell table:formula="of:=ACOS((2-2*[.$A7]-[.$A7]*[.$A7])/2/(1-[.$A7]))/2/3.1416" office:value-type="float" office:value="0.0319375517727919" calcext:value-type="float">
            <text:p>0.031937551772792</text:p>
          </table:table-cell>
          <table:table-cell office:value-type="float" office:value="5" calcext:value-type="float">
            <text:p>5</text:p>
          </table:table-cell>
          <table:table-cell table:formula="of:=[.D$2]" office:value-type="float" office:value="0" calcext:value-type="float">
            <text:p>0</text:p>
          </table:table-cell>
          <table:table-cell table:formula="of:=[.$A7]*[.E$2]+(1-[.$A7])*[.D7]" office:value-type="float" office:value="0" calcext:value-type="float">
            <text:p>0</text:p>
          </table:table-cell>
          <table:table-cell table:formula="of:=[.$A7]*[.F$2]+(1-[.$A7])*[.E7]" office:value-type="float" office:value="0.181269246922018" calcext:value-type="float">
            <text:p>0.181269246922018</text:p>
          </table:table-cell>
          <table:table-cell table:formula="of:=[.$A7]*[.G$2]+(1-[.$A7])*[.F7]" office:value-type="float" office:value="0.329679953964361" calcext:value-type="float">
            <text:p>0.329679953964361</text:p>
          </table:table-cell>
          <table:table-cell table:formula="of:=[.$A7]*[.H$2]+(1-[.$A7])*[.G7]" office:value-type="float" office:value="0.451188363905974" calcext:value-type="float">
            <text:p>0.451188363905974</text:p>
          </table:table-cell>
          <table:table-cell table:formula="of:=[.$A7]*[.I$2]+(1-[.$A7])*[.H7]" office:value-type="float" office:value="0.550671035882779" calcext:value-type="float">
            <text:p>0.550671035882779</text:p>
          </table:table-cell>
          <table:table-cell table:formula="of:=[.$A7]*[.J$2]+(1-[.$A7])*[.I7]" office:value-type="float" office:value="0.632120558828558" calcext:value-type="float">
            <text:p>0.632120558828558</text:p>
          </table:table-cell>
          <table:table-cell table:formula="of:=[.$A7]*[.K$2]+(1-[.$A7])*[.J7]" office:value-type="float" office:value="0.698805788087798" calcext:value-type="float">
            <text:p>0.698805788087798</text:p>
          </table:table-cell>
          <table:table-cell table:formula="of:=[.$A7]*[.L$2]+(1-[.$A7])*[.K7]" office:value-type="float" office:value="0.753403036058394" calcext:value-type="float">
            <text:p>0.753403036058394</text:p>
          </table:table-cell>
          <table:table-cell table:formula="of:=[.$A7]*[.M$2]+(1-[.$A7])*[.L7]" office:value-type="float" office:value="0.798103482005345" calcext:value-type="float">
            <text:p>0.798103482005345</text:p>
          </table:table-cell>
          <table:table-cell table:formula="of:=[.$A7]*[.N$2]+(1-[.$A7])*[.M7]" office:value-type="float" office:value="0.834701111778414" calcext:value-type="float">
            <text:p>0.834701111778414</text:p>
          </table:table-cell>
          <table:table-cell table:formula="of:=[.$A7]*[.O$2]+(1-[.$A7])*[.N7]" office:value-type="float" office:value="0.864664716763388" calcext:value-type="float">
            <text:p>0.864664716763388</text:p>
          </table:table-cell>
          <table:table-cell table:formula="of:=[.$A7]*[.P$2]+(1-[.$A7])*[.O7]" office:value-type="float" office:value="0.889196841637666" calcext:value-type="float">
            <text:p>0.889196841637666</text:p>
          </table:table-cell>
          <table:table-cell table:formula="of:=[.$A7]*[.Q$2]+(1-[.$A7])*[.P7]" office:value-type="float" office:value="0.909282046710588" calcext:value-type="float">
            <text:p>0.909282046710588</text:p>
          </table:table-cell>
          <table:table-cell table:formula="of:=[.$A7]*[.R$2]+(1-[.$A7])*[.Q7]" office:value-type="float" office:value="0.925726421785666" calcext:value-type="float">
            <text:p>0.925726421785666</text:p>
          </table:table-cell>
          <table:table-cell table:formula="of:=[.$A7]*[.S$2]+(1-[.$A7])*[.R7]" office:value-type="float" office:value="0.939189937374782" calcext:value-type="float">
            <text:p>0.939189937374782</text:p>
          </table:table-cell>
          <table:table-cell table:formula="of:=[.$A7]*[.T$2]+(1-[.$A7])*[.S7]" office:value-type="float" office:value="0.950212931632136" calcext:value-type="float">
            <text:p>0.950212931632136</text:p>
          </table:table-cell>
          <table:table-cell table:formula="of:=[.$A7]*[.U$2]+(1-[.$A7])*[.T7]" office:value-type="float" office:value="0.959237796021634" calcext:value-type="float">
            <text:p>0.959237796021634</text:p>
          </table:table-cell>
          <table:table-cell table:formula="of:=[.$A7]*[.V$2]+(1-[.$A7])*[.U7]" office:value-type="float" office:value="0.966626730039674" calcext:value-type="float">
            <text:p>0.966626730039674</text:p>
          </table:table-cell>
          <table:table-cell table:formula="of:=[.$A7]*[.W$2]+(1-[.$A7])*[.V7]" office:value-type="float" office:value="0.972676277552707" calcext:value-type="float">
            <text:p>0.972676277552707</text:p>
          </table:table-cell>
          <table:table-cell table:formula="of:=[.$A7]*[.X$2]+(1-[.$A7])*[.W7]" office:value-type="float" office:value="0.977629228143834" calcext:value-type="float">
            <text:p>0.977629228143834</text:p>
          </table:table-cell>
        </table:table-row>
        <table:table-row table:style-name="ro1">
          <table:table-cell table:formula="of:=1-EXP(LN(1-[.$A$13])/[.$C8])" office:value-type="float" office:value="0.153518275109386" calcext:value-type="float">
            <text:p>0.153518275109386</text:p>
          </table:table-cell>
          <table:table-cell table:formula="of:=ACOS((2-2*[.$A8]-[.$A8]*[.$A8])/2/(1-[.$A8]))/2/3.1416" office:value-type="float" office:value="0.0265873783691917" calcext:value-type="float">
            <text:p>0.026587378369192</text:p>
          </table:table-cell>
          <table:table-cell office:value-type="float" office:value="6" calcext:value-type="float">
            <text:p>6</text:p>
          </table:table-cell>
          <table:table-cell table:formula="of:=[.D$2]" office:value-type="float" office:value="0" calcext:value-type="float">
            <text:p>0</text:p>
          </table:table-cell>
          <table:table-cell table:formula="of:=[.$A8]*[.E$2]+(1-[.$A8])*[.D8]" office:value-type="float" office:value="0" calcext:value-type="float">
            <text:p>0</text:p>
          </table:table-cell>
          <table:table-cell table:formula="of:=[.$A8]*[.F$2]+(1-[.$A8])*[.E8]" office:value-type="float" office:value="0.153518275109386" calcext:value-type="float">
            <text:p>0.153518275109386</text:p>
          </table:table-cell>
          <table:table-cell table:formula="of:=[.$A8]*[.G$2]+(1-[.$A8])*[.F8]" office:value-type="float" office:value="0.283468689426211" calcext:value-type="float">
            <text:p>0.283468689426211</text:p>
          </table:table-cell>
          <table:table-cell table:formula="of:=[.$A8]*[.H$2]+(1-[.$A8])*[.G8]" office:value-type="float" office:value="0.393469340287367" calcext:value-type="float">
            <text:p>0.393469340287367</text:p>
          </table:table-cell>
          <table:table-cell table:formula="of:=[.$A8]*[.I$2]+(1-[.$A8])*[.H8]" office:value-type="float" office:value="0.486582880967408" calcext:value-type="float">
            <text:p>0.486582880967408</text:p>
          </table:table-cell>
          <table:table-cell table:formula="of:=[.$A8]*[.J$2]+(1-[.$A8])*[.I8]" office:value-type="float" office:value="0.565401791492922" calcext:value-type="float">
            <text:p>0.565401791492922</text:p>
          </table:table-cell>
          <table:table-cell table:formula="of:=[.$A8]*[.K$2]+(1-[.$A8])*[.J8]" office:value-type="float" office:value="0.632120558828558" calcext:value-type="float">
            <text:p>0.632120558828558</text:p>
          </table:table-cell>
          <table:table-cell table:formula="of:=[.$A8]*[.L$2]+(1-[.$A8])*[.K8]" office:value-type="float" office:value="0.688596776085403" calcext:value-type="float">
            <text:p>0.688596776085403</text:p>
          </table:table-cell>
          <table:table-cell table:formula="of:=[.$A8]*[.M$2]+(1-[.$A8])*[.L8]" office:value-type="float" office:value="0.736402861884274" calcext:value-type="float">
            <text:p>0.736402861884274</text:p>
          </table:table-cell>
          <table:table-cell table:formula="of:=[.$A8]*[.N$2]+(1-[.$A8])*[.M8]" office:value-type="float" office:value="0.776869839851571" calcext:value-type="float">
            <text:p>0.776869839851571</text:p>
          </table:table-cell>
          <table:table-cell table:formula="of:=[.$A8]*[.O$2]+(1-[.$A8])*[.N8]" office:value-type="float" office:value="0.811124397162438" calcext:value-type="float">
            <text:p>0.811124397162438</text:p>
          </table:table-cell>
          <table:table-cell table:formula="of:=[.$A8]*[.P$2]+(1-[.$A8])*[.O8]" office:value-type="float" office:value="0.840120253920306" calcext:value-type="float">
            <text:p>0.840120253920306</text:p>
          </table:table-cell>
          <table:table-cell table:formula="of:=[.$A8]*[.Q$2]+(1-[.$A8])*[.P8]" office:value-type="float" office:value="0.864664716763388" calcext:value-type="float">
            <text:p>0.864664716763388</text:p>
          </table:table-cell>
          <table:table-cell table:formula="of:=[.$A8]*[.R$2]+(1-[.$A8])*[.Q8]" office:value-type="float" office:value="0.885441156007312" calcext:value-type="float">
            <text:p>0.885441156007312</text:p>
          </table:table-cell>
          <table:table-cell table:formula="of:=[.$A8]*[.S$2]+(1-[.$A8])*[.R8]" office:value-type="float" office:value="0.903028032135595" calcext:value-type="float">
            <text:p>0.903028032135595</text:p>
          </table:table-cell>
          <table:table-cell table:formula="of:=[.$A8]*[.T$2]+(1-[.$A8])*[.S8]" office:value-type="float" office:value="0.917915001376101" calcext:value-type="float">
            <text:p>0.917915001376101</text:p>
          </table:table-cell>
          <table:table-cell table:formula="of:=[.$A8]*[.U$2]+(1-[.$A8])*[.T8]" office:value-type="float" office:value="0.930516548777199" calcext:value-type="float">
            <text:p>0.930516548777199</text:p>
          </table:table-cell>
          <table:table-cell table:formula="of:=[.$A8]*[.V$2]+(1-[.$A8])*[.U8]" office:value-type="float" office:value="0.94118352835757" calcext:value-type="float">
            <text:p>0.94118352835757</text:p>
          </table:table-cell>
          <table:table-cell table:formula="of:=[.$A8]*[.W$2]+(1-[.$A8])*[.V8]" office:value-type="float" office:value="0.950212931632136" calcext:value-type="float">
            <text:p>0.950212931632136</text:p>
          </table:table-cell>
          <table:table-cell table:formula="of:=[.$A8]*[.X$2]+(1-[.$A8])*[.W8]" office:value-type="float" office:value="0.957856156490724" calcext:value-type="float">
            <text:p>0.957856156490724</text:p>
          </table:table-cell>
        </table:table-row>
        <table:table-row table:style-name="ro1">
          <table:table-cell table:formula="of:=1-EXP(LN(1-[.$A$13])/[.$C9])" office:value-type="float" office:value="0.133122100249819" calcext:value-type="float">
            <text:p>0.133122100249819</text:p>
          </table:table-cell>
          <table:table-cell table:formula="of:=ACOS((2-2*[.$A9]-[.$A9]*[.$A9])/2/(1-[.$A9]))/2/3.1416" office:value-type="float" office:value="0.0227751335868481" calcext:value-type="float">
            <text:p>0.022775133586848</text:p>
          </table:table-cell>
          <table:table-cell office:value-type="float" office:value="7" calcext:value-type="float">
            <text:p>7</text:p>
          </table:table-cell>
          <table:table-cell table:formula="of:=[.D$2]" office:value-type="float" office:value="0" calcext:value-type="float">
            <text:p>0</text:p>
          </table:table-cell>
          <table:table-cell table:formula="of:=[.$A9]*[.E$2]+(1-[.$A9])*[.D9]" office:value-type="float" office:value="0" calcext:value-type="float">
            <text:p>0</text:p>
          </table:table-cell>
          <table:table-cell table:formula="of:=[.$A9]*[.F$2]+(1-[.$A9])*[.E9]" office:value-type="float" office:value="0.133122100249819" calcext:value-type="float">
            <text:p>0.133122100249819</text:p>
          </table:table-cell>
          <table:table-cell table:formula="of:=[.$A9]*[.G$2]+(1-[.$A9])*[.F9]" office:value-type="float" office:value="0.248522706924714" calcext:value-type="float">
            <text:p>0.248522706924714</text:p>
          </table:table-cell>
          <table:table-cell table:formula="of:=[.$A9]*[.H$2]+(1-[.$A9])*[.G9]" office:value-type="float" office:value="0.348560942468945" calcext:value-type="float">
            <text:p>0.348560942468945</text:p>
          </table:table-cell>
          <table:table-cell table:formula="of:=[.$A9]*[.I$2]+(1-[.$A9])*[.H9]" office:value-type="float" office:value="0.435281877992241" calcext:value-type="float">
            <text:p>0.435281877992241</text:p>
          </table:table-cell>
          <table:table-cell table:formula="of:=[.$A9]*[.J$2]+(1-[.$A9])*[.I9]" office:value-type="float" office:value="0.510458340443047" calcext:value-type="float">
            <text:p>0.510458340443047</text:p>
          </table:table-cell>
          <table:table-cell table:formula="of:=[.$A9]*[.K$2]+(1-[.$A9])*[.J9]" office:value-type="float" office:value="0.57562715432305" calcext:value-type="float">
            <text:p>0.57562715432305</text:p>
          </table:table-cell>
          <table:table-cell table:formula="of:=[.$A9]*[.L$2]+(1-[.$A9])*[.K9]" office:value-type="float" office:value="0.632120558828558" calcext:value-type="float">
            <text:p>0.632120558828558</text:p>
          </table:table-cell>
          <table:table-cell table:formula="of:=[.$A9]*[.M$2]+(1-[.$A9])*[.L9]" office:value-type="float" office:value="0.68109344267603" calcext:value-type="float">
            <text:p>0.68109344267603</text:p>
          </table:table-cell>
          <table:table-cell table:formula="of:=[.$A9]*[.N$2]+(1-[.$A9])*[.M9]" office:value-type="float" office:value="0.723546953370436" calcext:value-type="float">
            <text:p>0.723546953370436</text:p>
          </table:table-cell>
          <table:table-cell table:formula="of:=[.$A9]*[.O$2]+(1-[.$A9])*[.N9]" office:value-type="float" office:value="0.760348963558225" calcext:value-type="float">
            <text:p>0.760348963558225</text:p>
          </table:table-cell>
          <table:table-cell table:formula="of:=[.$A9]*[.P$2]+(1-[.$A9])*[.O9]" office:value-type="float" office:value="0.7922518128564" calcext:value-type="float">
            <text:p>0.7922518128564</text:p>
          </table:table-cell>
          <table:table-cell table:formula="of:=[.$A9]*[.Q$2]+(1-[.$A9])*[.P9]" office:value-type="float" office:value="0.819907687852048" calcext:value-type="float">
            <text:p>0.819907687852048</text:p>
          </table:table-cell>
          <table:table-cell table:formula="of:=[.$A9]*[.R$2]+(1-[.$A9])*[.Q9]" office:value-type="float" office:value="0.843881954684029" calcext:value-type="float">
            <text:p>0.843881954684029</text:p>
          </table:table-cell>
          <table:table-cell table:formula="of:=[.$A9]*[.S$2]+(1-[.$A9])*[.R9]" office:value-type="float" office:value="0.864664716763388" calcext:value-type="float">
            <text:p>0.864664716763388</text:p>
          </table:table-cell>
          <table:table-cell table:formula="of:=[.$A9]*[.T$2]+(1-[.$A9])*[.S9]" office:value-type="float" office:value="0.88268083390575" calcext:value-type="float">
            <text:p>0.88268083390575</text:p>
          </table:table-cell>
          <table:table-cell table:formula="of:=[.$A9]*[.U$2]+(1-[.$A9])*[.T9]" office:value-type="float" office:value="0.898298607695773" calcext:value-type="float">
            <text:p>0.898298607695773</text:p>
          </table:table-cell>
          <table:table-cell table:formula="of:=[.$A9]*[.V$2]+(1-[.$A9])*[.U9]" office:value-type="float" office:value="0.911837310637643" calcext:value-type="float">
            <text:p>0.911837310637643</text:p>
          </table:table-cell>
          <table:table-cell table:formula="of:=[.$A9]*[.W$2]+(1-[.$A9])*[.V9]" office:value-type="float" office:value="0.923573713009232" calcext:value-type="float">
            <text:p>0.923573713009232</text:p>
          </table:table-cell>
          <table:table-cell table:formula="of:=[.$A9]*[.X$2]+(1-[.$A9])*[.W9]" office:value-type="float" office:value="0.933747740847739" calcext:value-type="float">
            <text:p>0.933747740847739</text:p>
          </table:table-cell>
        </table:table-row>
        <table:table-row table:style-name="ro1">
          <table:table-cell table:formula="of:=1-EXP(LN(1-[.$A$13])/[.$C10])" office:value-type="float" office:value="0.117503097415405" calcext:value-type="float">
            <text:p>0.117503097415405</text:p>
          </table:table-cell>
          <table:table-cell table:formula="of:=ACOS((2-2*[.$A10]-[.$A10]*[.$A10])/2/(1-[.$A10]))/2/3.1416" office:value-type="float" office:value="0.0199202761722625" calcext:value-type="float">
            <text:p>0.019920276172263</text:p>
          </table:table-cell>
          <table:table-cell office:value-type="float" office:value="8" calcext:value-type="float">
            <text:p>8</text:p>
          </table:table-cell>
          <table:table-cell table:formula="of:=[.D$2]" office:value-type="float" office:value="0" calcext:value-type="float">
            <text:p>0</text:p>
          </table:table-cell>
          <table:table-cell table:formula="of:=[.$A10]*[.E$2]+(1-[.$A10])*[.D10]" office:value-type="float" office:value="0" calcext:value-type="float">
            <text:p>0</text:p>
          </table:table-cell>
          <table:table-cell table:formula="of:=[.$A10]*[.F$2]+(1-[.$A10])*[.E10]" office:value-type="float" office:value="0.117503097415405" calcext:value-type="float">
            <text:p>0.117503097415405</text:p>
          </table:table-cell>
          <table:table-cell table:formula="of:=[.$A10]*[.G$2]+(1-[.$A10])*[.F10]" office:value-type="float" office:value="0.221199216928595" calcext:value-type="float">
            <text:p>0.221199216928595</text:p>
          </table:table-cell>
          <table:table-cell table:formula="of:=[.$A10]*[.H$2]+(1-[.$A10])*[.G10]" office:value-type="float" office:value="0.312710721209028" calcext:value-type="float">
            <text:p>0.312710721209028</text:p>
          </table:table-cell>
          <table:table-cell table:formula="of:=[.$A10]*[.I$2]+(1-[.$A10])*[.H10]" office:value-type="float" office:value="0.393469340287367" calcext:value-type="float">
            <text:p>0.393469340287367</text:p>
          </table:table-cell>
          <table:table-cell table:formula="of:=[.$A10]*[.J$2]+(1-[.$A10])*[.I10]" office:value-type="float" office:value="0.46473857148101" calcext:value-type="float">
            <text:p>0.46473857148101</text:p>
          </table:table-cell>
          <table:table-cell table:formula="of:=[.$A10]*[.K$2]+(1-[.$A10])*[.J10]" office:value-type="float" office:value="0.527633447258985" calcext:value-type="float">
            <text:p>0.527633447258985</text:p>
          </table:table-cell>
          <table:table-cell table:formula="of:=[.$A10]*[.L$2]+(1-[.$A10])*[.K10]" office:value-type="float" office:value="0.583137980321492" calcext:value-type="float">
            <text:p>0.583137980321492</text:p>
          </table:table-cell>
          <table:table-cell table:formula="of:=[.$A10]*[.M$2]+(1-[.$A10])*[.L10]" office:value-type="float" office:value="0.632120558828558" calcext:value-type="float">
            <text:p>0.632120558828558</text:p>
          </table:table-cell>
          <table:table-cell table:formula="of:=[.$A10]*[.N$2]+(1-[.$A10])*[.M10]" office:value-type="float" office:value="0.67534753264165" calcext:value-type="float">
            <text:p>0.67534753264165</text:p>
          </table:table-cell>
          <table:table-cell table:formula="of:=[.$A10]*[.O$2]+(1-[.$A10])*[.N10]" office:value-type="float" office:value="0.71349520313981" calcext:value-type="float">
            <text:p>0.71349520313981</text:p>
          </table:table-cell>
          <table:table-cell table:formula="of:=[.$A10]*[.P$2]+(1-[.$A10])*[.O10]" office:value-type="float" office:value="0.747160404195254" calcext:value-type="float">
            <text:p>0.747160404195254</text:p>
          </table:table-cell>
          <table:table-cell table:formula="of:=[.$A10]*[.Q$2]+(1-[.$A10])*[.P10]" office:value-type="float" office:value="0.77686983985157" calcext:value-type="float">
            <text:p>0.77686983985157</text:p>
          </table:table-cell>
          <table:table-cell table:formula="of:=[.$A10]*[.R$2]+(1-[.$A10])*[.Q10]" office:value-type="float" office:value="0.803088324795806" calcext:value-type="float">
            <text:p>0.803088324795806</text:p>
          </table:table-cell>
          <table:table-cell table:formula="of:=[.$A10]*[.S$2]+(1-[.$A10])*[.R10]" office:value-type="float" office:value="0.826226056549555" calcext:value-type="float">
            <text:p>0.826226056549555</text:p>
          </table:table-cell>
          <table:table-cell table:formula="of:=[.$A10]*[.T$2]+(1-[.$A10])*[.S10]" office:value-type="float" office:value="0.846645033155072" calcext:value-type="float">
            <text:p>0.846645033155072</text:p>
          </table:table-cell>
          <table:table-cell table:formula="of:=[.$A10]*[.U$2]+(1-[.$A10])*[.T10]" office:value-type="float" office:value="0.864664716763387" calcext:value-type="float">
            <text:p>0.864664716763387</text:p>
          </table:table-cell>
          <table:table-cell table:formula="of:=[.$A10]*[.V$2]+(1-[.$A10])*[.U10]" office:value-type="float" office:value="0.88056703173328" calcext:value-type="float">
            <text:p>0.88056703173328</text:p>
          </table:table-cell>
          <table:table-cell table:formula="of:=[.$A10]*[.W$2]+(1-[.$A10])*[.V10]" office:value-type="float" office:value="0.894600775438136" calcext:value-type="float">
            <text:p>0.894600775438136</text:p>
          </table:table-cell>
          <table:table-cell table:formula="of:=[.$A10]*[.X$2]+(1-[.$A10])*[.W10]" office:value-type="float" office:value="0.906985510789336" calcext:value-type="float">
            <text:p>0.906985510789336</text:p>
          </table:table-cell>
        </table:table-row>
        <table:table-row table:style-name="ro1">
          <table:table-cell table:formula="of:=1-EXP(LN(1-[.$A$13])/[.$C11])" office:value-type="float" office:value="0.10516068318563" calcext:value-type="float">
            <text:p>0.10516068318563</text:p>
          </table:table-cell>
          <table:table-cell table:formula="of:=ACOS((2-2*[.$A11]-[.$A11]*[.$A11])/2/(1-[.$A11]))/2/3.1416" office:value-type="float" office:value="0.0177020626069086" calcext:value-type="float">
            <text:p>0.017702062606909</text:p>
          </table:table-cell>
          <table:table-cell office:value-type="float" office:value="9" calcext:value-type="float">
            <text:p>9</text:p>
          </table:table-cell>
          <table:table-cell table:formula="of:=[.D$2]" office:value-type="float" office:value="0" calcext:value-type="float">
            <text:p>0</text:p>
          </table:table-cell>
          <table:table-cell table:formula="of:=[.$A11]*[.E$2]+(1-[.$A11])*[.D11]" office:value-type="float" office:value="0" calcext:value-type="float">
            <text:p>0</text:p>
          </table:table-cell>
          <table:table-cell table:formula="of:=[.$A11]*[.F$2]+(1-[.$A11])*[.E11]" office:value-type="float" office:value="0.10516068318563" calcext:value-type="float">
            <text:p>0.10516068318563</text:p>
          </table:table-cell>
          <table:table-cell table:formula="of:=[.$A11]*[.G$2]+(1-[.$A11])*[.F11]" office:value-type="float" office:value="0.199262597083192" calcext:value-type="float">
            <text:p>0.199262597083192</text:p>
          </table:table-cell>
          <table:table-cell table:formula="of:=[.$A11]*[.H$2]+(1-[.$A11])*[.G11]" office:value-type="float" office:value="0.283468689426211" calcext:value-type="float">
            <text:p>0.283468689426211</text:p>
          </table:table-cell>
          <table:table-cell table:formula="of:=[.$A11]*[.I$2]+(1-[.$A11])*[.H11]" office:value-type="float" office:value="0.358819611570046" calcext:value-type="float">
            <text:p>0.358819611570046</text:p>
          </table:table-cell>
          <table:table-cell table:formula="of:=[.$A11]*[.J$2]+(1-[.$A11])*[.I11]" office:value-type="float" office:value="0.426246579262567" calcext:value-type="float">
            <text:p>0.426246579262567</text:p>
          </table:table-cell>
          <table:table-cell table:formula="of:=[.$A11]*[.K$2]+(1-[.$A11])*[.J11]" office:value-type="float" office:value="0.486582880967408" calcext:value-type="float">
            <text:p>0.486582880967408</text:p>
          </table:table-cell>
          <table:table-cell table:formula="of:=[.$A11]*[.L$2]+(1-[.$A11])*[.K11]" office:value-type="float" office:value="0.540574175964074" calcext:value-type="float">
            <text:p>0.540574175964074</text:p>
          </table:table-cell>
          <table:table-cell table:formula="of:=[.$A11]*[.M$2]+(1-[.$A11])*[.L11]" office:value-type="float" office:value="0.588887709492813" calcext:value-type="float">
            <text:p>0.588887709492813</text:p>
          </table:table-cell>
          <table:table-cell table:formula="of:=[.$A11]*[.N$2]+(1-[.$A11])*[.M11]" office:value-type="float" office:value="0.632120558828558" calcext:value-type="float">
            <text:p>0.632120558828558</text:p>
          </table:table-cell>
          <table:table-cell table:formula="of:=[.$A11]*[.O$2]+(1-[.$A11])*[.N11]" office:value-type="float" office:value="0.670807012192095" calcext:value-type="float">
            <text:p>0.670807012192095</text:p>
          </table:table-cell>
          <table:table-cell table:formula="of:=[.$A11]*[.P$2]+(1-[.$A11])*[.O11]" office:value-type="float" office:value="0.705425171689893" calcext:value-type="float">
            <text:p>0.705425171689893</text:p>
          </table:table-cell>
          <table:table-cell table:formula="of:=[.$A11]*[.Q$2]+(1-[.$A11])*[.P11]" office:value-type="float" office:value="0.736402861884273" calcext:value-type="float">
            <text:p>0.736402861884273</text:p>
          </table:table-cell>
          <table:table-cell table:formula="of:=[.$A11]*[.R$2]+(1-[.$A11])*[.Q11]" office:value-type="float" office:value="0.7641229170143" calcext:value-type="float">
            <text:p>0.7641229170143</text:p>
          </table:table-cell>
          <table:table-cell table:formula="of:=[.$A11]*[.S$2]+(1-[.$A11])*[.R11]" office:value-type="float" office:value="0.78892791220891" calcext:value-type="float">
            <text:p>0.78892791220891</text:p>
          </table:table-cell>
          <table:table-cell table:formula="of:=[.$A11]*[.T$2]+(1-[.$A11])*[.S11]" office:value-type="float" office:value="0.811124397162438" calcext:value-type="float">
            <text:p>0.811124397162438</text:p>
          </table:table-cell>
          <table:table-cell table:formula="of:=[.$A11]*[.U$2]+(1-[.$A11])*[.T11]" office:value-type="float" office:value="0.830986684593934" calcext:value-type="float">
            <text:p>0.830986684593934</text:p>
          </table:table-cell>
          <table:table-cell table:formula="of:=[.$A11]*[.V$2]+(1-[.$A11])*[.U11]" office:value-type="float" office:value="0.848760240309504" calcext:value-type="float">
            <text:p>0.848760240309504</text:p>
          </table:table-cell>
          <table:table-cell table:formula="of:=[.$A11]*[.W$2]+(1-[.$A11])*[.V11]" office:value-type="float" office:value="0.864664716763387" calcext:value-type="float">
            <text:p>0.864664716763387</text:p>
          </table:table-cell>
          <table:table-cell table:formula="of:=[.$A11]*[.X$2]+(1-[.$A11])*[.W11]" office:value-type="float" office:value="0.87889666760767" calcext:value-type="float">
            <text:p>0.87889666760767</text:p>
          </table:table-cell>
        </table:table-row>
        <table:table-row table:style-name="ro1">
          <table:table-cell table:formula="of:=1-EXP(LN(1-[.$A$13])/[.$C12])" office:value-type="float" office:value="0.0951625819640405" calcext:value-type="float">
            <text:p>0.095162581964041</text:p>
          </table:table-cell>
          <table:table-cell table:formula="of:=ACOS((2-2*[.$A12]-[.$A12]*[.$A12])/2/(1-[.$A12]))/2/3.1416" office:value-type="float" office:value="0.0159287365826901" calcext:value-type="float">
            <text:p>0.01592873658269</text:p>
          </table:table-cell>
          <table:table-cell office:value-type="float" office:value="10" calcext:value-type="float">
            <text:p>10</text:p>
          </table:table-cell>
          <table:table-cell table:formula="of:=[.D$2]" office:value-type="float" office:value="0" calcext:value-type="float">
            <text:p>0</text:p>
          </table:table-cell>
          <table:table-cell table:formula="of:=[.$A12]*[.E$2]+(1-[.$A12])*[.D12]" office:value-type="float" office:value="0" calcext:value-type="float">
            <text:p>0</text:p>
          </table:table-cell>
          <table:table-cell table:formula="of:=[.$A12]*[.F$2]+(1-[.$A12])*[.E12]" office:value-type="float" office:value="0.0951625819640405" calcext:value-type="float">
            <text:p>0.095162581964041</text:p>
          </table:table-cell>
          <table:table-cell table:formula="of:=[.$A12]*[.G$2]+(1-[.$A12])*[.F12]" office:value-type="float" office:value="0.181269246922018" calcext:value-type="float">
            <text:p>0.181269246922018</text:p>
          </table:table-cell>
          <table:table-cell table:formula="of:=[.$A12]*[.H$2]+(1-[.$A12])*[.G12]" office:value-type="float" office:value="0.259181779318282" calcext:value-type="float">
            <text:p>0.259181779318282</text:p>
          </table:table-cell>
          <table:table-cell table:formula="of:=[.$A12]*[.I$2]+(1-[.$A12])*[.H12]" office:value-type="float" office:value="0.329679953964361" calcext:value-type="float">
            <text:p>0.329679953964361</text:p>
          </table:table-cell>
          <table:table-cell table:formula="of:=[.$A12]*[.J$2]+(1-[.$A12])*[.I12]" office:value-type="float" office:value="0.393469340287367" calcext:value-type="float">
            <text:p>0.393469340287367</text:p>
          </table:table-cell>
          <table:table-cell table:formula="of:=[.$A12]*[.K$2]+(1-[.$A12])*[.J12]" office:value-type="float" office:value="0.451188363905974" calcext:value-type="float">
            <text:p>0.451188363905974</text:p>
          </table:table-cell>
          <table:table-cell table:formula="of:=[.$A12]*[.L$2]+(1-[.$A12])*[.K12]" office:value-type="float" office:value="0.503414696208591" calcext:value-type="float">
            <text:p>0.503414696208591</text:p>
          </table:table-cell>
          <table:table-cell table:formula="of:=[.$A12]*[.M$2]+(1-[.$A12])*[.L12]" office:value-type="float" office:value="0.550671035882779" calcext:value-type="float">
            <text:p>0.550671035882779</text:p>
          </table:table-cell>
          <table:table-cell table:formula="of:=[.$A12]*[.N$2]+(1-[.$A12])*[.M12]" office:value-type="float" office:value="0.593430340259401" calcext:value-type="float">
            <text:p>0.593430340259401</text:p>
          </table:table-cell>
          <table:table-cell table:formula="of:=[.$A12]*[.O$2]+(1-[.$A12])*[.N12]" office:value-type="float" office:value="0.632120558828558" calcext:value-type="float">
            <text:p>0.632120558828558</text:p>
          </table:table-cell>
          <table:table-cell table:formula="of:=[.$A12]*[.P$2]+(1-[.$A12])*[.O12]" office:value-type="float" office:value="0.667128916301921" calcext:value-type="float">
            <text:p>0.667128916301921</text:p>
          </table:table-cell>
          <table:table-cell table:formula="of:=[.$A12]*[.Q$2]+(1-[.$A12])*[.P12]" office:value-type="float" office:value="0.698805788087798" calcext:value-type="float">
            <text:p>0.698805788087798</text:p>
          </table:table-cell>
          <table:table-cell table:formula="of:=[.$A12]*[.R$2]+(1-[.$A12])*[.Q12]" office:value-type="float" office:value="0.727468206965988" calcext:value-type="float">
            <text:p>0.727468206965988</text:p>
          </table:table-cell>
          <table:table-cell table:formula="of:=[.$A12]*[.S$2]+(1-[.$A12])*[.R12]" office:value-type="float" office:value="0.753403036058394" calcext:value-type="float">
            <text:p>0.753403036058394</text:p>
          </table:table-cell>
          <table:table-cell table:formula="of:=[.$A12]*[.T$2]+(1-[.$A12])*[.S12]" office:value-type="float" office:value="0.77686983985157" calcext:value-type="float">
            <text:p>0.77686983985157</text:p>
          </table:table-cell>
          <table:table-cell table:formula="of:=[.$A12]*[.U$2]+(1-[.$A12])*[.T12]" office:value-type="float" office:value="0.798103482005345" calcext:value-type="float">
            <text:p>0.798103482005345</text:p>
          </table:table-cell>
          <table:table-cell table:formula="of:=[.$A12]*[.V$2]+(1-[.$A12])*[.U12]" office:value-type="float" office:value="0.817316475947266" calcext:value-type="float">
            <text:p>0.817316475947266</text:p>
          </table:table-cell>
          <table:table-cell table:formula="of:=[.$A12]*[.W$2]+(1-[.$A12])*[.V12]" office:value-type="float" office:value="0.834701111778414" calcext:value-type="float">
            <text:p>0.834701111778414</text:p>
          </table:table-cell>
          <table:table-cell table:formula="of:=[.$A12]*[.X$2]+(1-[.$A12])*[.W12]" office:value-type="float" office:value="0.850431380777365" calcext:value-type="float">
            <text:p>0.850431380777365</text:p>
          </table:table-cell>
        </table:table-row>
        <table:table-row table:style-name="ro1">
          <table:table-cell table:style-name="ce1" table:formula="of:=1-EXP(-1)" office:value-type="float" office:value="0.632120558828558" calcext:value-type="float">
            <text:p>0.632120558828558</text:p>
          </table:table-cell>
          <table:table-cell table:style-name="ce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.00.0000</text:date>, <text:time style:data-style-name="N2" text:time-value="20:45:01.174340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dric Dufour</meta:initial-creator>
    <meta:creation-date>2017-09-23T09:12:04.273063025</meta:creation-date>
    <dc:date>2017-10-05T20:45:37.251585659</dc:date>
    <meta:editing-duration>PT9H43M41S</meta:editing-duration>
    <meta:editing-cycles>8</meta:editing-cycles>
    <meta:generator>LibreOffice/5.3.5.2$Linux_X86_64 LibreOffice_project/50d9bf2b0a79cdb85a3814b592608037a682059d</meta:generator>
    <dc:creator>Cédric Dufour</dc:creator>
    <meta:document-statistic meta:table-count="1" meta:cell-count="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4.186cm" svg:height="11.569cm" xlink:href=".." xlink:type="simple" chart:class="chart:line" chart:style-name="ch1">
        <chart:legend chart:legend-position="end" svg:x="32.461cm" svg:y="3.077cm" style:legend-expansion="high" chart:style-name="ch2"/>
        <chart:plot-area chart:style-name="ch3" table:cell-range-address="Sheet1.D1:Sheet1.X12 Sheet1.C2:Sheet1.C12" chart:data-source-has-labels="both" svg:x="0.683cm" svg:y="0.231cm" svg:width="31.095cm" svg:height="11.107cm">
          <chartooo:coordinate-region svg:x="1.421cm" svg:y="0.424cm" svg:width="30.165cm" svg:height="10.282cm"/>
          <chart:axis chart:dimension="x" chart:name="primary-x" chart:style-name="ch4" chartooo:axis-type="auto">
            <chartooo:date-scale/>
            <chart:categories table:cell-range-address="Sheet1.D1:Sheet1.X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X2" chart:label-cell-address="Sheet1.C2:Sheet1.C2" chart:class="chart:line">
            <chart:data-point chart:repeated="21"/>
          </chart:series>
          <chart:series chart:style-name="ch7" chart:values-cell-range-address="Sheet1.D3:Sheet1.X3" chart:label-cell-address="Sheet1.C3:Sheet1.C3" chart:class="chart:line">
            <chart:data-point chart:repeated="21"/>
          </chart:series>
          <chart:series chart:style-name="ch8" chart:values-cell-range-address="Sheet1.D4:Sheet1.X4" chart:label-cell-address="Sheet1.C4:Sheet1.C4" chart:class="chart:line">
            <chart:data-point chart:repeated="21"/>
          </chart:series>
          <chart:series chart:style-name="ch9" chart:values-cell-range-address="Sheet1.D5:Sheet1.X5" chart:label-cell-address="Sheet1.C5:Sheet1.C5" chart:class="chart:line">
            <chart:data-point chart:repeated="21"/>
          </chart:series>
          <chart:series chart:style-name="ch10" chart:values-cell-range-address="Sheet1.D6:Sheet1.X6" chart:label-cell-address="Sheet1.C6:Sheet1.C6" chart:class="chart:line">
            <chart:data-point chart:repeated="21"/>
          </chart:series>
          <chart:series chart:style-name="ch11" chart:values-cell-range-address="Sheet1.D7:Sheet1.X7" chart:label-cell-address="Sheet1.C7:Sheet1.C7" chart:class="chart:line">
            <chart:data-point chart:repeated="21"/>
          </chart:series>
          <chart:series chart:style-name="ch12" chart:values-cell-range-address="Sheet1.D8:Sheet1.X8" chart:label-cell-address="Sheet1.C8:Sheet1.C8" chart:class="chart:line">
            <chart:data-point chart:repeated="21"/>
          </chart:series>
          <chart:series chart:style-name="ch13" chart:values-cell-range-address="Sheet1.D9:Sheet1.X9" chart:label-cell-address="Sheet1.C9:Sheet1.C9" chart:class="chart:line">
            <chart:data-point chart:repeated="21"/>
          </chart:series>
          <chart:series chart:style-name="ch14" chart:values-cell-range-address="Sheet1.D10:Sheet1.X10" chart:label-cell-address="Sheet1.C10:Sheet1.C10" chart:class="chart:line">
            <chart:data-point chart:repeated="21"/>
          </chart:series>
          <chart:series chart:style-name="ch15" chart:values-cell-range-address="Sheet1.D11:Sheet1.X11" chart:label-cell-address="Sheet1.C11:Sheet1.C11" chart:class="chart:line">
            <chart:data-point chart:repeated="21"/>
          </chart:series>
          <chart:series chart:style-name="ch16" chart:values-cell-range-address="Sheet1.D12:Sheet1.X12" chart:label-cell-address="Sheet1.C12:Sheet1.C12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D1:Sheet1.X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C2:Sheet1.C2</svg:desc>
                </draw:g>
              </table:table-cell>
              <table:table-cell office:value-type="float" office:value="0">
                <text:p>0</text:p>
                <draw:g>
                  <svg:desc>Sheet1.D2:Sheet1.X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  <draw:g>
                  <svg:desc>Sheet1.C3:Sheet1.C3</svg:desc>
                </draw:g>
              </table:table-cell>
              <table:table-cell office:value-type="float" office:value="0">
                <text:p>0</text:p>
                <draw:g>
                  <svg:desc>Sheet1.D3:Sheet1.X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981684361111266">
                <text:p>0.981684361111266</text:p>
              </table:table-cell>
              <table:table-cell office:value-type="float" office:value="0.993262053000915">
                <text:p>0.993262053000915</text:p>
              </table:table-cell>
              <table:table-cell office:value-type="float" office:value="0.997521247823334">
                <text:p>0.997521247823334</text:p>
              </table:table-cell>
              <table:table-cell office:value-type="float" office:value="0.999088118034445">
                <text:p>0.999088118034445</text:p>
              </table:table-cell>
              <table:table-cell office:value-type="float" office:value="0.999664537372098">
                <text:p>0.999664537372098</text:p>
              </table:table-cell>
              <table:table-cell office:value-type="float" office:value="0.999876590195913">
                <text:p>0.999876590195913</text:p>
              </table:table-cell>
              <table:table-cell office:value-type="float" office:value="0.999954600070237">
                <text:p>0.999954600070237</text:p>
              </table:table-cell>
              <table:table-cell office:value-type="float" office:value="0.99998329829921">
                <text:p>0.99998329829921</text:p>
              </table:table-cell>
              <table:table-cell office:value-type="float" office:value="0.999993855787647">
                <text:p>0.999993855787647</text:p>
              </table:table-cell>
              <table:table-cell office:value-type="float" office:value="0.999997739670593">
                <text:p>0.999997739670593</text:p>
              </table:table-cell>
              <table:table-cell office:value-type="float" office:value="0.999999168471281">
                <text:p>0.999999168471281</text:p>
              </table:table-cell>
              <table:table-cell office:value-type="float" office:value="0.999999694097679">
                <text:p>0.999999694097679</text:p>
              </table:table-cell>
              <table:table-cell office:value-type="float" office:value="0.999999887464825">
                <text:p>0.999999887464825</text:p>
              </table:table-cell>
              <table:table-cell office:value-type="float" office:value="0.999999958600623">
                <text:p>0.999999958600623</text:p>
              </table:table-cell>
              <table:table-cell office:value-type="float" office:value="0.99999998477002">
                <text:p>0.99999998477002</text:p>
              </table:table-cell>
              <table:table-cell office:value-type="float" office:value="0.999999994397204">
                <text:p>0.999999994397204</text:p>
              </table:table-cell>
            </table:table-row>
            <table:table-row>
              <table:table-cell office:value-type="string">
                <text:p>2</text:p>
                <draw:g>
                  <svg:desc>Sheet1.C4:Sheet1.C4</svg:desc>
                </draw:g>
              </table:table-cell>
              <table:table-cell office:value-type="float" office:value="0">
                <text:p>0</text:p>
                <draw:g>
                  <svg:desc>Sheet1.D4:Sheet1.X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93469340287367">
                <text:p>0.393469340287367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77686983985157">
                <text:p>0.77686983985157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917915001376101">
                <text:p>0.917915001376101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969802616577682">
                <text:p>0.969802616577682</text:p>
              </table:table-cell>
              <table:table-cell office:value-type="float" office:value="0.981684361111266">
                <text:p>0.981684361111266</text:p>
              </table:table-cell>
              <table:table-cell office:value-type="float" office:value="0.988891003461758">
                <text:p>0.988891003461758</text:p>
              </table:table-cell>
              <table:table-cell office:value-type="float" office:value="0.993262053000914">
                <text:p>0.993262053000914</text:p>
              </table:table-cell>
              <table:table-cell office:value-type="float" office:value="0.995913228561536">
                <text:p>0.995913228561536</text:p>
              </table:table-cell>
              <table:table-cell office:value-type="float" office:value="0.997521247823334">
                <text:p>0.997521247823334</text:p>
              </table:table-cell>
              <table:table-cell office:value-type="float" office:value="0.998496560807022">
                <text:p>0.998496560807022</text:p>
              </table:table-cell>
              <table:table-cell office:value-type="float" office:value="0.999088118034445">
                <text:p>0.999088118034445</text:p>
              </table:table-cell>
              <table:table-cell office:value-type="float" office:value="0.999446915629852">
                <text:p>0.999446915629852</text:p>
              </table:table-cell>
              <table:table-cell office:value-type="float" office:value="0.999664537372098">
                <text:p>0.999664537372098</text:p>
              </table:table-cell>
              <table:table-cell office:value-type="float" office:value="0.999796531630989">
                <text:p>0.999796531630989</text:p>
              </table:table-cell>
              <table:table-cell office:value-type="float" office:value="0.999876590195913">
                <text:p>0.999876590195913</text:p>
              </table:table-cell>
              <table:table-cell office:value-type="float" office:value="0.999925148170112">
                <text:p>0.999925148170112</text:p>
              </table:table-cell>
            </table:table-row>
            <table:table-row>
              <table:table-cell office:value-type="string">
                <text:p>3</text:p>
                <draw:g>
                  <svg:desc>Sheet1.C5:Sheet1.C5</svg:desc>
                </draw:g>
              </table:table-cell>
              <table:table-cell office:value-type="float" office:value="0">
                <text:p>0</text:p>
                <draw:g>
                  <svg:desc>Sheet1.D5:Sheet1.X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83468689426211">
                <text:p>0.283468689426211</text:p>
              </table:table-cell>
              <table:table-cell office:value-type="float" office:value="0.486582880967408">
                <text:p>0.486582880967408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736402861884273">
                <text:p>0.736402861884273</text:p>
              </table:table-cell>
              <table:table-cell office:value-type="float" office:value="0.811124397162438">
                <text:p>0.811124397162438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903028032135595">
                <text:p>0.903028032135595</text:p>
              </table:table-cell>
              <table:table-cell office:value-type="float" office:value="0.930516548777199">
                <text:p>0.930516548777199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964326006652748">
                <text:p>0.964326006652748</text:p>
              </table:table-cell>
              <table:table-cell office:value-type="float" office:value="0.974438466793493">
                <text:p>0.974438466793493</text:p>
              </table:table-cell>
              <table:table-cell office:value-type="float" office:value="0.981684361111266">
                <text:p>0.981684361111266</text:p>
              </table:table-cell>
              <table:table-cell office:value-type="float" office:value="0.986876271263059">
                <text:p>0.986876271263059</text:p>
              </table:table-cell>
              <table:table-cell office:value-type="float" office:value="0.990596437448505">
                <text:p>0.990596437448505</text:p>
              </table:table-cell>
              <table:table-cell office:value-type="float" office:value="0.993262053000915">
                <text:p>0.993262053000915</text:p>
              </table:table-cell>
              <table:table-cell office:value-type="float" office:value="0.995172050006169">
                <text:p>0.995172050006169</text:p>
              </table:table-cell>
              <table:table-cell office:value-type="float" office:value="0.996540622663535">
                <text:p>0.996540622663535</text:p>
              </table:table-cell>
              <table:table-cell office:value-type="float" office:value="0.997521247823334">
                <text:p>0.997521247823334</text:p>
              </table:table-cell>
              <table:table-cell office:value-type="float" office:value="0.998223896454265">
                <text:p>0.998223896454265</text:p>
              </table:table-cell>
            </table:table-row>
            <table:table-row>
              <table:table-cell office:value-type="string">
                <text:p>4</text:p>
                <draw:g>
                  <svg:desc>Sheet1.C6:Sheet1.C6</svg:desc>
                </draw:g>
              </table:table-cell>
              <table:table-cell office:value-type="float" office:value="0">
                <text:p>0</text:p>
                <draw:g>
                  <svg:desc>Sheet1.D6:Sheet1.X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21199216928595">
                <text:p>0.221199216928595</text:p>
              </table:table-cell>
              <table:table-cell office:value-type="float" office:value="0.393469340287367">
                <text:p>0.393469340287367</text:p>
              </table:table-cell>
              <table:table-cell office:value-type="float" office:value="0.527633447258986">
                <text:p>0.527633447258986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71349520313981">
                <text:p>0.71349520313981</text:p>
              </table:table-cell>
              <table:table-cell office:value-type="float" office:value="0.776869839851571">
                <text:p>0.776869839851571</text:p>
              </table:table-cell>
              <table:table-cell office:value-type="float" office:value="0.826226056549555">
                <text:p>0.826226056549555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894600775438136">
                <text:p>0.894600775438136</text:p>
              </table:table-cell>
              <table:table-cell office:value-type="float" office:value="0.917915001376101">
                <text:p>0.917915001376101</text:p>
              </table:table-cell>
              <table:table-cell office:value-type="float" office:value="0.936072138793293">
                <text:p>0.936072138793293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961225792168278">
                <text:p>0.961225792168278</text:p>
              </table:table-cell>
              <table:table-cell office:value-type="float" office:value="0.969802616577682">
                <text:p>0.969802616577682</text:p>
              </table:table-cell>
              <table:table-cell office:value-type="float" office:value="0.976482254143991">
                <text:p>0.976482254143991</text:p>
              </table:table-cell>
              <table:table-cell office:value-type="float" office:value="0.981684361111266">
                <text:p>0.981684361111266</text:p>
              </table:table-cell>
              <table:table-cell office:value-type="float" office:value="0.985735766091001">
                <text:p>0.985735766091001</text:p>
              </table:table-cell>
              <table:table-cell office:value-type="float" office:value="0.988891003461758">
                <text:p>0.988891003461758</text:p>
              </table:table-cell>
              <table:table-cell office:value-type="float" office:value="0.991348304796879">
                <text:p>0.991348304796879</text:p>
              </table:table-cell>
            </table:table-row>
            <table:table-row>
              <table:table-cell office:value-type="string">
                <text:p>5</text:p>
                <draw:g>
                  <svg:desc>Sheet1.C7:Sheet1.C7</svg:desc>
                </draw:g>
              </table:table-cell>
              <table:table-cell office:value-type="float" office:value="0">
                <text:p>0</text:p>
                <draw:g>
                  <svg:desc>Sheet1.D7:Sheet1.X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81269246922018">
                <text:p>0.181269246922018</text:p>
              </table:table-cell>
              <table:table-cell office:value-type="float" office:value="0.329679953964361">
                <text:p>0.329679953964361</text:p>
              </table:table-cell>
              <table:table-cell office:value-type="float" office:value="0.451188363905974">
                <text:p>0.451188363905974</text:p>
              </table:table-cell>
              <table:table-cell office:value-type="float" office:value="0.550671035882779">
                <text:p>0.550671035882779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698805788087798">
                <text:p>0.698805788087798</text:p>
              </table:table-cell>
              <table:table-cell office:value-type="float" office:value="0.753403036058394">
                <text:p>0.753403036058394</text:p>
              </table:table-cell>
              <table:table-cell office:value-type="float" office:value="0.798103482005345">
                <text:p>0.798103482005345</text:p>
              </table:table-cell>
              <table:table-cell office:value-type="float" office:value="0.834701111778414">
                <text:p>0.834701111778414</text:p>
              </table:table-cell>
              <table:table-cell office:value-type="float" office:value="0.864664716763388">
                <text:p>0.864664716763388</text:p>
              </table:table-cell>
              <table:table-cell office:value-type="float" office:value="0.889196841637666">
                <text:p>0.889196841637666</text:p>
              </table:table-cell>
              <table:table-cell office:value-type="float" office:value="0.909282046710588">
                <text:p>0.909282046710588</text:p>
              </table:table-cell>
              <table:table-cell office:value-type="float" office:value="0.925726421785666">
                <text:p>0.925726421785666</text:p>
              </table:table-cell>
              <table:table-cell office:value-type="float" office:value="0.939189937374782">
                <text:p>0.939189937374782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959237796021634">
                <text:p>0.959237796021634</text:p>
              </table:table-cell>
              <table:table-cell office:value-type="float" office:value="0.966626730039674">
                <text:p>0.966626730039674</text:p>
              </table:table-cell>
              <table:table-cell office:value-type="float" office:value="0.972676277552707">
                <text:p>0.972676277552707</text:p>
              </table:table-cell>
              <table:table-cell office:value-type="float" office:value="0.977629228143834">
                <text:p>0.977629228143834</text:p>
              </table:table-cell>
            </table:table-row>
            <table:table-row>
              <table:table-cell office:value-type="string">
                <text:p>6</text:p>
                <draw:g>
                  <svg:desc>Sheet1.C8:Sheet1.C8</svg:desc>
                </draw:g>
              </table:table-cell>
              <table:table-cell office:value-type="float" office:value="0">
                <text:p>0</text:p>
                <draw:g>
                  <svg:desc>Sheet1.D8:Sheet1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53518275109386">
                <text:p>0.153518275109386</text:p>
              </table:table-cell>
              <table:table-cell office:value-type="float" office:value="0.283468689426211">
                <text:p>0.283468689426211</text:p>
              </table:table-cell>
              <table:table-cell office:value-type="float" office:value="0.393469340287367">
                <text:p>0.393469340287367</text:p>
              </table:table-cell>
              <table:table-cell office:value-type="float" office:value="0.486582880967408">
                <text:p>0.486582880967408</text:p>
              </table:table-cell>
              <table:table-cell office:value-type="float" office:value="0.565401791492922">
                <text:p>0.565401791492922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688596776085403">
                <text:p>0.688596776085403</text:p>
              </table:table-cell>
              <table:table-cell office:value-type="float" office:value="0.736402861884274">
                <text:p>0.736402861884274</text:p>
              </table:table-cell>
              <table:table-cell office:value-type="float" office:value="0.776869839851571">
                <text:p>0.776869839851571</text:p>
              </table:table-cell>
              <table:table-cell office:value-type="float" office:value="0.811124397162438">
                <text:p>0.811124397162438</text:p>
              </table:table-cell>
              <table:table-cell office:value-type="float" office:value="0.840120253920306">
                <text:p>0.840120253920306</text:p>
              </table:table-cell>
              <table:table-cell office:value-type="float" office:value="0.864664716763388">
                <text:p>0.864664716763388</text:p>
              </table:table-cell>
              <table:table-cell office:value-type="float" office:value="0.885441156007312">
                <text:p>0.885441156007312</text:p>
              </table:table-cell>
              <table:table-cell office:value-type="float" office:value="0.903028032135595">
                <text:p>0.903028032135595</text:p>
              </table:table-cell>
              <table:table-cell office:value-type="float" office:value="0.917915001376101">
                <text:p>0.917915001376101</text:p>
              </table:table-cell>
              <table:table-cell office:value-type="float" office:value="0.930516548777199">
                <text:p>0.930516548777199</text:p>
              </table:table-cell>
              <table:table-cell office:value-type="float" office:value="0.94118352835757">
                <text:p>0.94118352835757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957856156490724">
                <text:p>0.957856156490724</text:p>
              </table:table-cell>
            </table:table-row>
            <table:table-row>
              <table:table-cell office:value-type="string">
                <text:p>7</text:p>
                <draw:g>
                  <svg:desc>Sheet1.C9:Sheet1.C9</svg:desc>
                </draw:g>
              </table:table-cell>
              <table:table-cell office:value-type="float" office:value="0">
                <text:p>0</text:p>
                <draw:g>
                  <svg:desc>Sheet1.D9:Sheet1.X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33122100249819">
                <text:p>0.133122100249819</text:p>
              </table:table-cell>
              <table:table-cell office:value-type="float" office:value="0.248522706924714">
                <text:p>0.248522706924714</text:p>
              </table:table-cell>
              <table:table-cell office:value-type="float" office:value="0.348560942468945">
                <text:p>0.348560942468945</text:p>
              </table:table-cell>
              <table:table-cell office:value-type="float" office:value="0.435281877992241">
                <text:p>0.435281877992241</text:p>
              </table:table-cell>
              <table:table-cell office:value-type="float" office:value="0.510458340443047">
                <text:p>0.510458340443047</text:p>
              </table:table-cell>
              <table:table-cell office:value-type="float" office:value="0.57562715432305">
                <text:p>0.57562715432305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68109344267603">
                <text:p>0.68109344267603</text:p>
              </table:table-cell>
              <table:table-cell office:value-type="float" office:value="0.723546953370436">
                <text:p>0.723546953370436</text:p>
              </table:table-cell>
              <table:table-cell office:value-type="float" office:value="0.760348963558225">
                <text:p>0.760348963558225</text:p>
              </table:table-cell>
              <table:table-cell office:value-type="float" office:value="0.7922518128564">
                <text:p>0.7922518128564</text:p>
              </table:table-cell>
              <table:table-cell office:value-type="float" office:value="0.819907687852048">
                <text:p>0.819907687852048</text:p>
              </table:table-cell>
              <table:table-cell office:value-type="float" office:value="0.843881954684029">
                <text:p>0.843881954684029</text:p>
              </table:table-cell>
              <table:table-cell office:value-type="float" office:value="0.864664716763388">
                <text:p>0.864664716763388</text:p>
              </table:table-cell>
              <table:table-cell office:value-type="float" office:value="0.88268083390575">
                <text:p>0.88268083390575</text:p>
              </table:table-cell>
              <table:table-cell office:value-type="float" office:value="0.898298607695773">
                <text:p>0.898298607695773</text:p>
              </table:table-cell>
              <table:table-cell office:value-type="float" office:value="0.911837310637643">
                <text:p>0.911837310637643</text:p>
              </table:table-cell>
              <table:table-cell office:value-type="float" office:value="0.923573713009232">
                <text:p>0.923573713009232</text:p>
              </table:table-cell>
              <table:table-cell office:value-type="float" office:value="0.933747740847739">
                <text:p>0.933747740847739</text:p>
              </table:table-cell>
            </table:table-row>
            <table:table-row>
              <table:table-cell office:value-type="string">
                <text:p>8</text:p>
                <draw:g>
                  <svg:desc>Sheet1.C10:Sheet1.C10</svg:desc>
                </draw:g>
              </table:table-cell>
              <table:table-cell office:value-type="float" office:value="0">
                <text:p>0</text:p>
                <draw:g>
                  <svg:desc>Sheet1.D10:Sheet1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7503097415405">
                <text:p>0.117503097415405</text:p>
              </table:table-cell>
              <table:table-cell office:value-type="float" office:value="0.221199216928595">
                <text:p>0.221199216928595</text:p>
              </table:table-cell>
              <table:table-cell office:value-type="float" office:value="0.312710721209028">
                <text:p>0.312710721209028</text:p>
              </table:table-cell>
              <table:table-cell office:value-type="float" office:value="0.393469340287367">
                <text:p>0.393469340287367</text:p>
              </table:table-cell>
              <table:table-cell office:value-type="float" office:value="0.46473857148101">
                <text:p>0.46473857148101</text:p>
              </table:table-cell>
              <table:table-cell office:value-type="float" office:value="0.527633447258985">
                <text:p>0.527633447258985</text:p>
              </table:table-cell>
              <table:table-cell office:value-type="float" office:value="0.583137980321492">
                <text:p>0.583137980321492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67534753264165">
                <text:p>0.67534753264165</text:p>
              </table:table-cell>
              <table:table-cell office:value-type="float" office:value="0.71349520313981">
                <text:p>0.71349520313981</text:p>
              </table:table-cell>
              <table:table-cell office:value-type="float" office:value="0.747160404195254">
                <text:p>0.747160404195254</text:p>
              </table:table-cell>
              <table:table-cell office:value-type="float" office:value="0.77686983985157">
                <text:p>0.77686983985157</text:p>
              </table:table-cell>
              <table:table-cell office:value-type="float" office:value="0.803088324795806">
                <text:p>0.803088324795806</text:p>
              </table:table-cell>
              <table:table-cell office:value-type="float" office:value="0.826226056549555">
                <text:p>0.826226056549555</text:p>
              </table:table-cell>
              <table:table-cell office:value-type="float" office:value="0.846645033155072">
                <text:p>0.846645033155072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88056703173328">
                <text:p>0.88056703173328</text:p>
              </table:table-cell>
              <table:table-cell office:value-type="float" office:value="0.894600775438136">
                <text:p>0.894600775438136</text:p>
              </table:table-cell>
              <table:table-cell office:value-type="float" office:value="0.906985510789336">
                <text:p>0.906985510789336</text:p>
              </table:table-cell>
            </table:table-row>
            <table:table-row>
              <table:table-cell office:value-type="string">
                <text:p>9</text:p>
                <draw:g>
                  <svg:desc>Sheet1.C11:Sheet1.C11</svg:desc>
                </draw:g>
              </table:table-cell>
              <table:table-cell office:value-type="float" office:value="0">
                <text:p>0</text:p>
                <draw:g>
                  <svg:desc>Sheet1.D11:Sheet1.X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0516068318563">
                <text:p>0.10516068318563</text:p>
              </table:table-cell>
              <table:table-cell office:value-type="float" office:value="0.199262597083192">
                <text:p>0.199262597083192</text:p>
              </table:table-cell>
              <table:table-cell office:value-type="float" office:value="0.283468689426211">
                <text:p>0.283468689426211</text:p>
              </table:table-cell>
              <table:table-cell office:value-type="float" office:value="0.358819611570046">
                <text:p>0.358819611570046</text:p>
              </table:table-cell>
              <table:table-cell office:value-type="float" office:value="0.426246579262567">
                <text:p>0.426246579262567</text:p>
              </table:table-cell>
              <table:table-cell office:value-type="float" office:value="0.486582880967408">
                <text:p>0.486582880967408</text:p>
              </table:table-cell>
              <table:table-cell office:value-type="float" office:value="0.540574175964074">
                <text:p>0.540574175964074</text:p>
              </table:table-cell>
              <table:table-cell office:value-type="float" office:value="0.588887709492813">
                <text:p>0.588887709492813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670807012192095">
                <text:p>0.670807012192095</text:p>
              </table:table-cell>
              <table:table-cell office:value-type="float" office:value="0.705425171689893">
                <text:p>0.705425171689893</text:p>
              </table:table-cell>
              <table:table-cell office:value-type="float" office:value="0.736402861884273">
                <text:p>0.736402861884273</text:p>
              </table:table-cell>
              <table:table-cell office:value-type="float" office:value="0.7641229170143">
                <text:p>0.7641229170143</text:p>
              </table:table-cell>
              <table:table-cell office:value-type="float" office:value="0.78892791220891">
                <text:p>0.78892791220891</text:p>
              </table:table-cell>
              <table:table-cell office:value-type="float" office:value="0.811124397162438">
                <text:p>0.811124397162438</text:p>
              </table:table-cell>
              <table:table-cell office:value-type="float" office:value="0.830986684593934">
                <text:p>0.830986684593934</text:p>
              </table:table-cell>
              <table:table-cell office:value-type="float" office:value="0.848760240309504">
                <text:p>0.848760240309504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87889666760767">
                <text:p>0.87889666760767</text:p>
              </table:table-cell>
            </table:table-row>
            <table:table-row>
              <table:table-cell office:value-type="string">
                <text:p>10</text:p>
                <draw:g>
                  <svg:desc>Sheet1.C12:Sheet1.C12</svg:desc>
                </draw:g>
              </table:table-cell>
              <table:table-cell office:value-type="float" office:value="0">
                <text:p>0</text:p>
                <draw:g>
                  <svg:desc>Sheet1.D12:Sheet1.X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51625819640405">
                <text:p>0.0951625819640405</text:p>
              </table:table-cell>
              <table:table-cell office:value-type="float" office:value="0.181269246922018">
                <text:p>0.181269246922018</text:p>
              </table:table-cell>
              <table:table-cell office:value-type="float" office:value="0.259181779318282">
                <text:p>0.259181779318282</text:p>
              </table:table-cell>
              <table:table-cell office:value-type="float" office:value="0.329679953964361">
                <text:p>0.329679953964361</text:p>
              </table:table-cell>
              <table:table-cell office:value-type="float" office:value="0.393469340287367">
                <text:p>0.393469340287367</text:p>
              </table:table-cell>
              <table:table-cell office:value-type="float" office:value="0.451188363905974">
                <text:p>0.451188363905974</text:p>
              </table:table-cell>
              <table:table-cell office:value-type="float" office:value="0.503414696208591">
                <text:p>0.503414696208591</text:p>
              </table:table-cell>
              <table:table-cell office:value-type="float" office:value="0.550671035882779">
                <text:p>0.550671035882779</text:p>
              </table:table-cell>
              <table:table-cell office:value-type="float" office:value="0.593430340259401">
                <text:p>0.593430340259401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667128916301921">
                <text:p>0.667128916301921</text:p>
              </table:table-cell>
              <table:table-cell office:value-type="float" office:value="0.698805788087798">
                <text:p>0.698805788087798</text:p>
              </table:table-cell>
              <table:table-cell office:value-type="float" office:value="0.727468206965988">
                <text:p>0.727468206965988</text:p>
              </table:table-cell>
              <table:table-cell office:value-type="float" office:value="0.753403036058394">
                <text:p>0.753403036058394</text:p>
              </table:table-cell>
              <table:table-cell office:value-type="float" office:value="0.77686983985157">
                <text:p>0.77686983985157</text:p>
              </table:table-cell>
              <table:table-cell office:value-type="float" office:value="0.798103482005345">
                <text:p>0.798103482005345</text:p>
              </table:table-cell>
              <table:table-cell office:value-type="float" office:value="0.817316475947266">
                <text:p>0.817316475947266</text:p>
              </table:table-cell>
              <table:table-cell office:value-type="float" office:value="0.834701111778414">
                <text:p>0.834701111778414</text:p>
              </table:table-cell>
              <table:table-cell office:value-type="float" office:value="0.850431380777365">
                <text:p>0.850431380777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